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(Hebrew)" svg:font-family="'Times New Roman (Hebrew)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Times New Roman1" svg:font-family="'Times New Roman'" style:font-family-generic="system" style:font-pitch="variable"/>
    <style:font-face style:name="Times New Roman (Hebrew)1" svg:font-family="'Times New Roman (Hebrew)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1" style:family="text">
      <style:text-properties style:font-name="Times New Roman (Hebrew)" style:font-name-complex="Times New Roman (Hebrew)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מעון אלכסנדר בזיק: נתניה | 054-6835530 | aleksanderbezik@gmail.com</text:span></text:p>
      <text:p text:style-name="P1"><text:span text:style-name="T1"/></text:p>
      <text:p text:style-name="P1"><text:span text:style-name="T1">Ø מהנדס תחבורה ותעבורה, המתמחה ברכבת ותעבורה; מחפש תחבורה אנג. עמדות.</text:span></text:p>
      <text:p text:style-name="P1"><text:span text:style-name="T1"/></text:p>
      <text:p text:style-name="P1"><text:span text:style-name="T1">Ø מנוסה בהובלת פרויקטים של בניית E2E, כולל תכנון תשתיות ומסילות רכבת באזור ההרים, תכנון וביצוע עבודות בשטח.</text:span></text:p>
      <text:p text:style-name="P1"><text:span text:style-name="T1"/></text:p>
      <text:p text:style-name="P1"><text:span text:style-name="T1">בקיאות בשימוש בתוכנות AutoCAD ו- Solidworks; סקיצות הנדסיות עריכה מיומנות המתמחות במנהרות ובמעבר.</text:span></text:p>
      <text:p text:style-name="P1"><text:span text:style-name="T1"/></text:p>
      <text:p text:style-name="P1"><text:span text:style-name="T1">Ø לבצע בהצלחה מדידות ועיצובים של אספלט, בטון וכו '; לעבוד בשיתוף פעולה הדוק עם קבלני משנה וספקים.</text:span></text:p>
      <text:p text:style-name="P1"><text:span text:style-name="T1"/></text:p>
      <text:p text:style-name="P1"><text:span text:style-name="T1">Ø חזון הנדסי רחב, כישורים אנליטיים, תרגול בפתרון בעיות טכניות קשות וכישורי אנוש מצוינים</text:span></text:p>
      <text:p text:style-name="P1"><text:span text:style-name="T1"/></text:p>
      <text:p text:style-name="P1"><text:span text:style-name="T1">חינוך:</text:span></text:p>
      <text:p text:style-name="P1"><text:span text:style-name="T1"/></text:p>
      <text:p text:style-name="P1"><text:span text:style-name="T1">ý TemCad-Civil 3D Class (2018)</text:span></text:p>
      <text:p text:style-name="P1"><text:span text:style-name="T1"/></text:p>
      <text:p text:style-name="P1"><text:span text:style-name="T1">ý תחבורה, תשתיות וכבישים, האוניברסיטה הטכנולוגית, גומל, בלארוס (2018-היום)</text:span></text:p>
      <text:p text:style-name="P1"><text:span text:style-name="T1"/></text:p>
      <text:p text:style-name="P1"><text:span text:style-name="T1">תחומי לימוד: תחבורה | הנדסת תעבורה | מערכות תחבורה חכמות | הנדסת פיזיקה</text:span></text:p>
      <text:p text:style-name="P1"><text:span text:style-name="T1"/></text:p>
      <text:p text:style-name="P1"><text:span text:style-name="T1">עיצוב | הנדסת תעבורה ותפעול | תכנון מסילות רכבת | יכולת תנועה | קיבולת</text:span></text:p>
      <text:p text:style-name="P1"><text:span text:style-name="T1"/></text:p>
      <text:p text:style-name="P1"><text:span text:style-name="T1">חישובים ומדידות | שרטוט באמצעות AutoCAD - תכנון ושרטוט מנהרות מעבר; תוכנית מסלולי אספלט, בטון, סוללת אדמה</text:span></text:p>
      <text:p text:style-name="P1"><text:span text:style-name="T1"/></text:p>
      <text:p text:style-name="P1"><text:span text:style-name="T1">ý עבודה בקורס גובה, רג'י קבלנות בע"מ (2009)</text:span></text:p>
      <text:p text:style-name="P1"><text:span text:style-name="T1"/></text:p>
      <text:p text:style-name="P1"><text:span text:style-name="T1">ý הנדסת דרכים ותעבורה, התמחות בתכנון תשתיות ורכבות, ממשלה</text:span></text:p>
      <text:p text:style-name="P1"><text:span text:style-name="T1"/></text:p>
      <text:p text:style-name="P1"><text:span text:style-name="T1">אוניברסיטה, קייב אוקראינה. (1988) * אושרה על ידי המועצה להשכלה גבוהה (מל"ג)</text:span></text:p>
      <text:p text:style-name="P1"><text:span text:style-name="T1"/></text:p>
      <text:p text:style-name="P1"><text:span text:style-name="T1">ניסיון מקצועי:</text:span></text:p>
      <text:p text:style-name="P1"><text:span text:style-name="T1"/></text:p>
      <text:p text:style-name="P1"><text:span text:style-name="T1">1999-2002: מהנדס תחזוקת תחבורה ותשתיות, מפעל לייצור אלומיניום, אוקראינה</text:span></text:p>
      <text:p text:style-name="P1"><text:span text:style-name="T1"/></text:p>
      <text:p text:style-name="P1"><text:span text:style-name="T1">· אחראי על תחזוקת פסי רכבת - על פי תוכנית שנתית מובנית כולל רכבת</text:span></text:p>
      <text:p text:style-name="P1"><text:span text:style-name="T1"/></text:p>
      <text:p text:style-name="P1"><text:span text:style-name="T1">תיקון ויישור.</text:span></text:p>
      <text:p text:style-name="P1"><text:span text:style-name="T1"/></text:p>
      <text:p text:style-name="P1"><text:span text:style-name="T1">חיזוק תשתיות הרכבת, באמצעות ציוד הנדסי נייד ונרחב</text:span></text:p>
      <text:p text:style-name="P1"><text:span text:style-name="T1"/></text:p>
      <text:p text:style-name="P1"><text:span text:style-name="T1">ידע בחומרי גלם.</text:span></text:p>
      <text:p text:style-name="P1"><text:span text:style-name="T1"/></text:p>
      <text:p text:style-name="P1"><text:span text:style-name="T1">1988-1998: מהנדס בטיחות, משרד התחבורה, קייב, אוקראינה</text:span></text:p>
      <text:p text:style-name="P1"><text:span text:style-name="T1"/></text:p>
      <text:p text:style-name="P1"><text:span text:style-name="T1">· בניית רכבות ותכנון ופיתוח תשתיות - עבודה על פרויקטים רחבי היקף</text:span></text:p>
      <text:p text:style-name="P1"><text:span text:style-name="T1"/></text:p>
      <text:p text:style-name="P1"><text:span text:style-name="T1">באזור הררי בצפון רוסיה ובסיביר.</text:span></text:p>
      <text:p text:style-name="P1"><text:span text:style-name="T1"/></text:p>
      <text:p text:style-name="P1"><text:span text:style-name="T1">· ניהול פרויקטים - הובלת תהליך הפיתוח, פיקוח שוטף ופיקוח, יישום</text:span></text:p>
      <text:p text:style-name="P1"><text:span text:style-name="T1"/></text:p>
      <text:p text:style-name="P1"><text:soft-page-break/><text:span text:style-name="T1">נהלי בטיחות עם עמידה בסטנדרטים גבוהים.</text:span></text:p>
      <text:p text:style-name="P1"><text:span text:style-name="T1"/></text:p>
      <text:p text:style-name="P1"><text:span text:style-name="T1">ניהול צוות (כ- 70 איש), קביעת לוחות זמנים ותוכניות עבודה, מתן הכוונה מקצועית,</text:span></text:p>
      <text:p text:style-name="P1"><text:span text:style-name="T1"/></text:p>
      <text:p text:style-name="P1"><text:span text:style-name="T1">לעבוד מקרוב ולדווח למנהל הפרויקט.</text:span></text:p>
      <text:p text:style-name="P1"><text:span text:style-name="T1"/></text:p>
      <text:p text:style-name="P1"><text:span text:style-name="T1">· תכנון ועיצוב פסי רכבת, סיור באתר הבנייה, מדידות, הכנת שרטוטים,</text:span></text:p>
      <text:p text:style-name="P1"><text:span text:style-name="T1"/></text:p>
      <text:p text:style-name="P1"><text:span text:style-name="T1">ולבצע חישובי יכולת חישוביים.</text:span></text:p>
      <text:p text:style-name="P1"><text:span text:style-name="T1"/></text:p>
      <text:p text:style-name="P1"><text:span text:style-name="T1">· לטפל בכל החישובים ולהכין רשימת כמויות (חומרים מסוכנים) על מנת להסיר מכשולים</text:span></text:p>
      <text:p text:style-name="P1"><text:span text:style-name="T1"/></text:p>
      <text:p text:style-name="P1"><text:span text:style-name="T1">בתהליך בניית מסילות ברזל ותשתיות אחרות.</text:span></text:p>
      <text:p text:style-name="P1"><text:span text:style-name="T1"/></text:p>
      <text:p text:style-name="P1"><text:span text:style-name="T1">· הזמנת חומרי גלם, ציוד ומכונות לבנייה; לבצע עבודה באוויר קשה</text:span></text:p>
      <text:p text:style-name="P1"><text:span text:style-name="T1"/></text:p>
      <text:p text:style-name="P1"><text:span text:style-name="T1">תנאי התניה והתאמת שיטות עבודה.</text:span></text:p>
      <text:p text:style-name="P1"><text:span text:style-name="T1"/></text:p>
      <text:p text:style-name="P1"><text:span text:style-name="T1">ניסיון מקצועי נוסף:</text:span></text:p>
      <text:p text:style-name="P1"><text:span text:style-name="T1"/></text:p>
      <text:p text:style-name="P1"><text:span text:style-name="T1">· מאבטח, הבטחת עוז, יקום (2009-היום) ü קיבל פרס עובד מצוינות.</text:span></text:p>
      <text:p text:style-name="P1"><text:span text:style-name="T1"/></text:p>
      <text:p text:style-name="P1"><text:span text:style-name="T1">כלים וטכנולוגיות:</text:span></text:p>
      <text:p text:style-name="P1"><text:span text:style-name="T1"/></text:p>
      <text:p text:style-name="P1"><text:span text:style-name="T1">שליטה מלאה ביישומי Office, AutoCAD, Solidworks</text:span></text:p>
      <text:p text:style-name="P1"><text:span text:style-name="T1"/></text:p>
      <text:p text:style-name="P1"><text:span text:style-name="T1">שפות: רוסית - שפת אם | עברית - בקיאים | אנגלית – בקיאה</text:span></text:p>
      <text:p text:style-name="P1"><text:span text:style-name="T1"/></text:p>
      <text:p text:style-name="P1"><text:span text:style-name="T1">Aleksander Bezik Residence: Netanya | 054-6835530| aleksanderbezik@gmail.com</text:span></text:p>
      <text:p text:style-name="P1"><text:span text:style-name="T1"/></text:p>
      <text:p text:style-name="P1"><text:span text:style-name="T1">Ø Transportation and traffic engineer, specializing in rail &amp;transit; looking for transportation Eng. positions.</text:span></text:p>
      <text:p text:style-name="P1"><text:span text:style-name="T1"/></text:p>
      <text:p text:style-name="P1"><text:span text:style-name="T1">Ø Experienced in leading E2E construction projects, including designing infrastructure and railway tracks in mountains area, planning and executing work in the field.</text:span></text:p>
      <text:p text:style-name="P1"><text:span text:style-name="T1"/></text:p>
      <text:p text:style-name="P1"><text:span text:style-name="T1">Ø Proficiency in using AutoCAD and Solidworks software; skilled editing engineering sketches specializing in tunnels and passageway.</text:span></text:p>
      <text:p text:style-name="P1"><text:span text:style-name="T1"/></text:p>
      <text:p text:style-name="P1"><text:span text:style-name="T1">Ø Successfully conduct pavement measurements and designs for asphalt, concrete, etc.; work closely with subcontractors and suppliers.</text:span></text:p>
      <text:p text:style-name="P1"><text:span text:style-name="T1"/></text:p>
      <text:p text:style-name="P1"><text:span text:style-name="T1">Ø Broad engineering vision, analytical skills, practiced solving difficult technical issues and excellent interpersonal skills</text:span></text:p>
      <text:p text:style-name="P1"><text:span text:style-name="T1"/></text:p>
      <text:p text:style-name="P1"><text:span text:style-name="T1">Education:</text:span></text:p>
      <text:p text:style-name="P1"><text:span text:style-name="T1"/></text:p>
      <text:p text:style-name="P1"><text:span text:style-name="T1">ý TemCad-Civil 3D Class (2018)</text:span></text:p>
      <text:p text:style-name="P1"><text:span text:style-name="T1"/></text:p>
      <text:p text:style-name="P1"><text:span text:style-name="T1">ý Transportation, Infrastructure &amp; Roads, Technological University, Gomel, Belarus (2018-present)</text:span></text:p>
      <text:p text:style-name="P1"><text:span text:style-name="T1"/></text:p>
      <text:p text:style-name="P1"><text:soft-page-break/><text:span text:style-name="T1">Areas of Study: Transportation | Traffic Engineering| Smart Transportation Systems | Physical engineering</text:span></text:p>
      <text:p text:style-name="P1"><text:span text:style-name="T1"/></text:p>
      <text:p text:style-name="P1"><text:span text:style-name="T1">design | Traffic Engineering and Operation |Railways Design | Traffic capacity | Capacity</text:span></text:p>
      <text:p text:style-name="P1"><text:span text:style-name="T1"/></text:p>
      <text:p text:style-name="P1"><text:span text:style-name="T1">calculations and measurements | Sketching using AutoCAD - Plan and sketch transit tunnels; Plan of asphalt tracks, concrete, earth embankment</text:span></text:p>
      <text:p text:style-name="P1"><text:span text:style-name="T1"/></text:p>
      <text:p text:style-name="P1"><text:span text:style-name="T1">ý Working at High-altitude course, Reggie Contracting Ltd. (2009)</text:span></text:p>
      <text:p text:style-name="P1"><text:span text:style-name="T1"/></text:p>
      <text:p text:style-name="P1"><text:span text:style-name="T1">ý Road and Traffic Engineering, specialization in Infrastructure planning and railways, Government</text:span></text:p>
      <text:p text:style-name="P1"><text:span text:style-name="T1"/></text:p>
      <text:p text:style-name="P1"><text:span text:style-name="T1">University, Kiev Ukraine. (1988) * Approved by the council for higher education (MALAG)</text:span></text:p>
      <text:p text:style-name="P1"><text:span text:style-name="T1"/></text:p>
      <text:p text:style-name="P1"><text:span text:style-name="T1">Professional Experience:</text:span></text:p>
      <text:p text:style-name="P1"><text:span text:style-name="T1"/></text:p>
      <text:p text:style-name="P1"><text:span text:style-name="T1">1999-2002: Transportation and Infrastructure Maintenance Engineer, Aluminum manufacture plant, Ukraine</text:span></text:p>
      <text:p text:style-name="P1"><text:span text:style-name="T1"/></text:p>
      <text:p text:style-name="P1"><text:span text:style-name="T1">· Responsible for railway tracks maintenance - according to a structured annual plan including rail</text:span></text:p>
      <text:p text:style-name="P1"><text:span text:style-name="T1"/></text:p>
      <text:p text:style-name="P1"><text:span text:style-name="T1">repair and alignment.</text:span></text:p>
      <text:p text:style-name="P1"><text:span text:style-name="T1"/></text:p>
      <text:p text:style-name="P1"><text:span text:style-name="T1">· Strengthening rail infrastructure, using portable engineering equipment and extensive</text:span></text:p>
      <text:p text:style-name="P1"><text:span text:style-name="T1"/></text:p>
      <text:p text:style-name="P1"><text:span text:style-name="T1">knowledge of raw materials.</text:span></text:p>
      <text:p text:style-name="P1"><text:span text:style-name="T1"/></text:p>
      <text:p text:style-name="P1"><text:span text:style-name="T1">1988-1998: Safety Engineer, Ministry of Transportation, Kiev, Ukraine</text:span></text:p>
      <text:p text:style-name="P1"><text:span text:style-name="T1"/></text:p>
      <text:p text:style-name="P1"><text:span text:style-name="T1">· Railway construction and infrastructure design and development- Work on wide-scale projects</text:span></text:p>
      <text:p text:style-name="P1"><text:span text:style-name="T1"/></text:p>
      <text:p text:style-name="P1"><text:span text:style-name="T1">in mountainous region in northern Russia and around Siberia.</text:span></text:p>
      <text:p text:style-name="P1"><text:span text:style-name="T1"/></text:p>
      <text:p text:style-name="P1"><text:span text:style-name="T1">· Project management- lead the development process, ongoing monitor and supervise, implement</text:span></text:p>
      <text:p text:style-name="P1"><text:span text:style-name="T1"/></text:p>
      <text:p text:style-name="P1"><text:span text:style-name="T1">safety procedures with compliance to high standards.</text:span></text:p>
      <text:p text:style-name="P1"><text:span text:style-name="T1"/></text:p>
      <text:p text:style-name="P1"><text:span text:style-name="T1">· Team management (about 70 people), set schedules and work plans, provide professional guidance,</text:span></text:p>
      <text:p text:style-name="P1"><text:span text:style-name="T1"/></text:p>
      <text:p text:style-name="P1"><text:span text:style-name="T1">work closely and report to Project manager.</text:span></text:p>
      <text:p text:style-name="P1"><text:span text:style-name="T1"/></text:p>
      <text:p text:style-name="P1"><text:span text:style-name="T1">· Plan and design railroad tracks, patrol the construction site, take measurements, prepare sketches,</text:span></text:p>
      <text:p text:style-name="P1"><text:span text:style-name="T1"/></text:p>
      <text:p text:style-name="P1"><text:span text:style-name="T1">and conduct capacity computational calculations.</text:span></text:p>
      <text:p text:style-name="P1"><text:span text:style-name="T1"/></text:p>
      <text:p text:style-name="P1"><text:span text:style-name="T1">· Handle all calculations and prepare quantity list (hazardous materials) in order to remove obstacles</text:span></text:p>
      <text:p text:style-name="P1"><text:span text:style-name="T1"/></text:p>
      <text:p text:style-name="P1"><text:span text:style-name="T1">in the process of building railways and other infrastructures.</text:span></text:p>
      <text:p text:style-name="P1"><text:span text:style-name="T1"/></text:p>
      <text:p text:style-name="P1"><text:span text:style-name="T1">· Order construction raw materials, equipment and machinery; perform work in difficult air</text:span></text:p>
      <text:p text:style-name="P1"><text:span text:style-name="T1"/></text:p>
      <text:p text:style-name="P1"><text:soft-page-break/><text:span text:style-name="T1">conditioning conditions and adapt work methods.</text:span></text:p>
      <text:p text:style-name="P1"><text:span text:style-name="T1"/></text:p>
      <text:p text:style-name="P1"><text:span text:style-name="T1">Additional professional experience:</text:span></text:p>
      <text:p text:style-name="P1"><text:span text:style-name="T1"/></text:p>
      <text:p text:style-name="P1"><text:span text:style-name="T1">· Security guard, Oz promise, Yakum (2009-Present) ü Received an excellence employee award.</text:span></text:p>
      <text:p text:style-name="P1"><text:span text:style-name="T1"/></text:p>
      <text:p text:style-name="P1"><text:span text:style-name="T1">Tools and technologies:</text:span></text:p>
      <text:p text:style-name="P1"><text:span text:style-name="T1"/></text:p>
      <text:p text:style-name="P1"><text:span text:style-name="T1">Full control of Office, AutoCAD, Solidworks applications</text:span></text:p>
      <text:p text:style-name="P1"><text:span text:style-name="T1"/></text:p>
      <text:p text:style-name="P1"><text:span text:style-name="T1">Languages: Russian- Mother tongue | Hebrew – proficient | English – profici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(Hebrew)" svg:font-family="'Times New Roman (Hebrew)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Times New Roman1" svg:font-family="'Times New Roman'" style:font-family-generic="system" style:font-pitch="variable"/>
    <style:font-face style:name="Times New Roman (Hebrew)1" svg:font-family="'Times New Roman (Hebrew)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he" style:country-complex="IL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כותרת_20_עליונה_20_תו" style:display-name="כותרת עליונה תו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13:07:29.196000000</meta:creation-date>
    <dc:date>2020-11-08T13:09:15.989000000</dc:date>
    <meta:editing-duration>PT1M47S</meta:editing-duration>
    <meta:editing-cycles>1</meta:editing-cycles>
    <meta:document-statistic meta:table-count="0" meta:image-count="0" meta:object-count="0" meta:page-count="4" meta:paragraph-count="78" meta:word-count="751" meta:character-count="5201" meta:non-whitespace-character-count="4525"/>
    <meta:generator>LibreOffice/6.2.3.2$Windows_X86_64 LibreOffice_project/aecc05fe267cc68dde00352a451aa867b3b546ac</meta:generator>
  </office:meta>
</office:document-meta>
</file>